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nit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Терапевтическое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Травмотрология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Хирургическое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рдиологическое</text:p>
          </table:table-cell>
        </table:table-row>
      </table:table>
      <table:table table:name="Patients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Борислава</text:p>
          </table:table-cell>
          <table:table-cell office:value-type="string">
            <text:p>Назарова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Гюзель</text:p>
          </table:table-cell>
          <table:table-cell office:value-type="string">
            <text:p>Кравченко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Береслава</text:p>
          </table:table-cell>
          <table:table-cell office:value-type="string">
            <text:p>Панфилова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Тамара</text:p>
          </table:table-cell>
          <table:table-cell office:value-type="string">
            <text:p>Острожска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Георгина</text:p>
          </table:table-cell>
          <table:table-cell office:value-type="string">
            <text:p>Уварова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Евсей</text:p>
          </table:table-cell>
          <table:table-cell office:value-type="string">
            <text:p>Лаврентьев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Устин</text:p>
          </table:table-cell>
          <table:table-cell office:value-type="string">
            <text:p>Панфилов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Максим</text:p>
          </table:table-cell>
          <table:table-cell office:value-type="string">
            <text:p>Сергеев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Захар</text:p>
          </table:table-cell>
          <table:table-cell office:value-type="string">
            <text:p>Владимиров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Йосеф</text:p>
          </table:table-cell>
          <table:table-cell office:value-type="string">
            <text:p>Лихачёв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</table:table>
      <table:table table:name="Doctors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Specialization</text:p>
          </table:table-cell>
          <table:table-cell office:value-type="string">
            <text:p>Unit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Андрей</text:p>
          </table:table-cell>
          <table:table-cell office:value-type="string">
            <text:p>Иванов</text:p>
          </table:table-cell>
          <table:table-cell office:value-type="string">
            <text:p>Кардиолог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Александр</text:p>
          </table:table-cell>
          <table:table-cell office:value-type="string">
            <text:p>Скворцов</text:p>
          </table:table-cell>
          <table:table-cell office:value-type="string">
            <text:p>Терапев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Лариса</text:p>
          </table:table-cell>
          <table:table-cell office:value-type="string">
            <text:p>Анреева</text:p>
          </table:table-cell>
          <table:table-cell office:value-type="string">
            <text:p>Травматолог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ладимитр</text:p>
          </table:table-cell>
          <table:table-cell office:value-type="string">
            <text:p>Данилов</text:p>
          </table:table-cell>
          <table:table-cell office:value-type="string">
            <text:p>Хирург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Татьяна</text:p>
          </table:table-cell>
          <table:table-cell office:value-type="string">
            <text:p>Самсонова</text:p>
          </table:table-cell>
          <table:table-cell office:value-type="string">
            <text:p>Кардиолог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Людмила</text:p>
          </table:table-cell>
          <table:table-cell office:value-type="string">
            <text:p>Тихомирова</text:p>
          </table:table-cell>
          <table:table-cell office:value-type="string">
            <text:p>Терапевт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Николай</text:p>
          </table:table-cell>
          <table:table-cell office:value-type="string">
            <text:p>Семёнов</text:p>
          </table:table-cell>
          <table:table-cell office:value-type="string">
            <text:p>Травматолог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етр</text:p>
          </table:table-cell>
          <table:table-cell office:value-type="string">
            <text:p>Колесник</text:p>
          </table:table-cell>
          <table:table-cell office:value-type="string">
            <text:p>Хирург</text:p>
          </table:table-cell>
          <table:table-cell office:value-type="float" office:value="3">
            <text:p>3</text:p>
          </table:table-cell>
        </table:table-row>
      </table:table>
      <table:table table:name="Diagnoses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atientId</text:p>
          </table:table-cell>
          <table:table-cell office:value-type="string">
            <text:p>DoctorId</text:p>
          </table:table-cell>
          <table:table-cell office:value-type="string">
            <text:p>Diagnosis</text:p>
          </table:table-cell>
          <table:table-cell office:value-type="string">
            <text:p>CreationDat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Тахикардия</text:p>
          </table:table-cell>
          <table:table-cell office:value-type="string">
            <text:p>2020-03-16 10:09:0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Диарея</text:p>
          </table:table-cell>
          <table:table-cell office:value-type="string">
            <text:p>2020-03-16 09:29:0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Растяжение</text:p>
          </table:table-cell>
          <table:table-cell office:value-type="string">
            <text:p>2020-03-16 12:11:0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Ушиб</text:p>
          </table:table-cell>
          <table:table-cell office:value-type="string">
            <text:p>2020-03-16 11:11:0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Аритмия</text:p>
          </table:table-cell>
          <table:table-cell office:value-type="string">
            <text:p>2020-03-16 13:20:0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ОРВ</text:p>
          </table:table-cell>
          <table:table-cell office:value-type="string">
            <text:p>2020-03-16 10:05:0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Перелом</text:p>
          </table:table-cell>
          <table:table-cell office:value-type="string">
            <text:p>2020-03-16 11:12:0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Ушиб</text:p>
          </table:table-cell>
          <table:table-cell office:value-type="string">
            <text:p>2020-03-16 13:22:0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Грыжа</text:p>
          </table:table-cell>
          <table:table-cell office:value-type="string">
            <text:p>2020-03-16 14:34:0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Аритмия</text:p>
          </table:table-cell>
          <table:table-cell office:value-type="string">
            <text:p>2020-03-16 15:03:0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Растяжение</text:p>
          </table:table-cell>
          <table:table-cell office:value-type="string">
            <text:p>2020-03-16 16:55:0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ОРВ</text:p>
          </table:table-cell>
          <table:table-cell office:value-type="string">
            <text:p>2020-03-16 10:55:0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Ушиб</text:p>
          </table:table-cell>
          <table:table-cell office:value-type="string">
            <text:p>2020-03-16 12:32:0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Перелом</text:p>
          </table:table-cell>
          <table:table-cell office:value-type="string">
            <text:p>2020-03-16 14:51:0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Растяжение</text:p>
          </table:table-cell>
          <table:table-cell office:value-type="string">
            <text:p>2020-03-16 12:10:09</text:p>
          </table:table-cell>
        </table:table-row>
      </table:table>
      <table:table table:name="Appointments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octorId</text:p>
          </table:table-cell>
          <table:table-cell office:value-type="string">
            <text:p>PatientId</text:p>
          </table:table-cell>
          <table:table-cell office:value-type="string">
            <text:p>DiagnosisId</text:p>
          </table:table-cell>
          <table:table-cell office:value-type="string">
            <text:p>StartApp</text:p>
          </table:table-cell>
          <table:table-cell office:value-type="string">
            <text:p>EndApp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2020-03-16 10:00:00</text:p>
          </table:table-cell>
          <table:table-cell office:value-type="string">
            <text:p>2020-03-16 10:10:0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string">
            <text:p>2020-03-16 09:10:00</text:p>
          </table:table-cell>
          <table:table-cell office:value-type="string">
            <text:p>2020-03-16 09:30:00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string">
            <text:p>2020-03-16 12:00:00</text:p>
          </table:table-cell>
          <table:table-cell office:value-type="string">
            <text:p>2020-03-16 12:10:0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2020-03-16 10:50:00</text:p>
          </table:table-cell>
          <table:table-cell office:value-type="string">
            <text:p>2020-03-16 11:20:0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string">
            <text:p>2020-03-16 13:10:00</text:p>
          </table:table-cell>
          <table:table-cell office:value-type="string">
            <text:p>2020-03-16 13:30:00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string">
            <text:p>2020-03-16 09:50:00</text:p>
          </table:table-cell>
          <table:table-cell office:value-type="string">
            <text:p>2020-03-16 10:10:00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2020-03-16 11:00:00</text:p>
          </table:table-cell>
          <table:table-cell office:value-type="string">
            <text:p>2020-03-16 11:20:00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string">
            <text:p>2020-03-16 13:10:00</text:p>
          </table:table-cell>
          <table:table-cell office:value-type="string">
            <text:p>2020-03-16 13:30: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2020-03-16 14:10:00</text:p>
          </table:table-cell>
          <table:table-cell office:value-type="string">
            <text:p>2020-03-16 14:40: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2020-03-16 15:00:00</text:p>
          </table:table-cell>
          <table:table-cell office:value-type="string">
            <text:p>2020-03-16 15:10: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string">
            <text:p>2020-03-16 16:40:00</text:p>
          </table:table-cell>
          <table:table-cell office:value-type="string">
            <text:p>2020-03-16 17:00: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string">
            <text:p>2020-03-16 10:50:00</text:p>
          </table:table-cell>
          <table:table-cell office:value-type="string">
            <text:p>2020-03-16 11:00: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string">
            <text:p>2020-03-16 12:20:00</text:p>
          </table:table-cell>
          <table:table-cell office:value-type="string">
            <text:p>2020-03-16 12:40: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2020-03-16 14:40:00</text:p>
          </table:table-cell>
          <table:table-cell office:value-type="string">
            <text:p>2020-03-16 15:00: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2020-03-16 12:00:00</text:p>
          </table:table-cell>
          <table:table-cell office:value-type="string">
            <text:p>2020-03-16 12:20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3/23/2020</text:date>, <text:time>19:36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9:31:40.51</meta:creation-date>
    <dc:date>2020-03-23T19:36:27.01</dc:date>
    <meta:editing-duration>PT4M47S</meta:editing-duration>
    <meta:editing-cycles>1</meta:editing-cycles>
    <meta:document-statistic meta:table-count="5" meta:cell-count="286" meta:object-count="0"/>
    <meta:generator>OpenOffice/4.1.7$Win32 OpenOffice.org_project/417m1$Build-9800</meta:generator>
  </office:meta>
</office:document-meta>
</file>